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Tahoma" svg:font-family="Tahoma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6.9602in"/>
    </style:style>
    <style:style style:name="co3" style:family="table-column">
      <style:table-column-properties fo:break-before="auto" style:column-width="0.763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103/04 </text:p>
          </table:table-cell>
          <table:table-cell office:value-type="string">
            <text:p>BEING BUSINESS DEVELOPMENT &amp; MARKETING CHARGES FOR THE MONTH OF JUNE, 2004 </text:p>
          </table:table-cell>
          <table:table-cell office:value-type="float" office:value="59102">
            <text:p>59102</text:p>
          </table:table-cell>
        </table:table-row>
        <table:table-row table:style-name="ro1">
          <table:table-cell office:value-type="string">
            <text:p>103/04 </text:p>
          </table:table-cell>
          <table:table-cell office:value-type="string">
            <text:p>SERVICE TAX @ 8% </text:p>
          </table:table-cell>
          <table:table-cell office:value-type="float" office:value="4728">
            <text:p>4728</text:p>
          </table:table-cell>
        </table:table-row>
        <table:table-row table:style-name="ro1">
          <table:table-cell office:value-type="string">
            <text:p>104/04 </text:p>
          </table:table-cell>
          <table:table-cell office:value-type="string">
            <text:p>BEING BUSINESS DEVELOPMENT &amp; MARKETING CHARGES FOR THE MONTH OF JULY, 2004 </text:p>
          </table:table-cell>
          <table:table-cell office:value-type="float" office:value="50935">
            <text:p>50935</text:p>
          </table:table-cell>
        </table:table-row>
        <table:table-row table:style-name="ro1">
          <table:table-cell office:value-type="string">
            <text:p>104/04 </text:p>
          </table:table-cell>
          <table:table-cell office:value-type="string">
            <text:p>SERVICE TAX @ 8% </text:p>
          </table:table-cell>
          <table:table-cell office:value-type="float" office:value="4075">
            <text:p>4075</text:p>
          </table:table-cell>
        </table:table-row>
        <table:table-row table:style-name="ro1">
          <table:table-cell office:value-type="string">
            <text:p>105/04 </text:p>
          </table:table-cell>
          <table:table-cell office:value-type="string">
            <text:p>BEING BUSINESS DEVELOPMENT &amp; MARKETING CHARGES FOR THE MONTH OF AUGUST 2004 </text:p>
          </table:table-cell>
          <table:table-cell office:value-type="float" office:value="74593">
            <text:p>74593</text:p>
          </table:table-cell>
        </table:table-row>
        <table:table-row table:style-name="ro1">
          <table:table-cell office:value-type="string">
            <text:p>105/04 </text:p>
          </table:table-cell>
          <table:table-cell office:value-type="string">
            <text:p>SERVICE TAX @ 8% </text:p>
          </table:table-cell>
          <table:table-cell office:value-type="float" office:value="5967">
            <text:p>5967</text:p>
          </table:table-cell>
        </table:table-row>
        <table:table-row table:style-name="ro1">
          <table:table-cell office:value-type="string">
            <text:p>106/04 </text:p>
          </table:table-cell>
          <table:table-cell office:value-type="string">
            <text:p>BEING BUSINESS DEVELOPMENT &amp; MARKETING CHARGES FOR THE MONTH OF SEPTEMBER, 2004 </text:p>
          </table:table-cell>
          <table:table-cell office:value-type="float" office:value="63326">
            <text:p>63326</text:p>
          </table:table-cell>
        </table:table-row>
        <table:table-row table:style-name="ro1">
          <table:table-cell office:value-type="string">
            <text:p>106/04 </text:p>
          </table:table-cell>
          <table:table-cell office:value-type="string">
            <text:p>SERVICE TAX @ 10.2% </text:p>
          </table:table-cell>
          <table:table-cell office:value-type="float" office:value="6459">
            <text:p>6459</text:p>
          </table:table-cell>
        </table:table-row>
        <table:table-row table:style-name="ro1">
          <table:table-cell office:value-type="string">
            <text:p>101/04 </text:p>
          </table:table-cell>
          <table:table-cell office:value-type="string">
            <text:p>BEING BUSINESS DEVELOPMENT &amp; MARKETING CHARGES FOR THE MONTH OF APRIL, 2004 </text:p>
          </table:table-cell>
          <table:table-cell office:value-type="float" office:value="60069">
            <text:p>60069</text:p>
          </table:table-cell>
        </table:table-row>
        <table:table-row table:style-name="ro1">
          <table:table-cell office:value-type="string">
            <text:p>101/04 </text:p>
          </table:table-cell>
          <table:table-cell office:value-type="string">
            <text:p>SERVICE TAX @ 8% </text:p>
          </table:table-cell>
          <table:table-cell office:value-type="float" office:value="4806">
            <text:p>4806</text:p>
          </table:table-cell>
        </table:table-row>
        <table:table-row table:style-name="ro1">
          <table:table-cell office:value-type="string">
            <text:p>102/04 </text:p>
          </table:table-cell>
          <table:table-cell office:value-type="string">
            <text:p>BEING BUSINESS DEVELOPMENT &amp; MARKETING CHARGES FOR THE MONTH OF MAY, 2004 </text:p>
          </table:table-cell>
          <table:table-cell office:value-type="float" office:value="69142">
            <text:p>69142</text:p>
          </table:table-cell>
        </table:table-row>
        <table:table-row table:style-name="ro1">
          <table:table-cell office:value-type="string">
            <text:p>102/04 </text:p>
          </table:table-cell>
          <table:table-cell office:value-type="string">
            <text:p>SERVICE TAX @ 8% </text:p>
          </table:table-cell>
          <table:table-cell office:value-type="float" office:value="5531">
            <text:p>5531</text:p>
          </table:table-cell>
        </table:table-row>
        <table:table-row table:style-name="ro1">
          <table:table-cell office:value-type="string">
            <text:p>210-05 </text:p>
          </table:table-cell>
          <table:table-cell office:value-type="string">
            <text:p>Being business development &amp; marketing charges for the month of September 2005 </text:p>
          </table:table-cell>
          <table:table-cell office:value-type="float" office:value="65789">
            <text:p>65789</text:p>
          </table:table-cell>
        </table:table-row>
        <table:table-row table:style-name="ro1">
          <table:table-cell office:value-type="string">
            <text:p>210-05 </text:p>
          </table:table-cell>
          <table:table-cell office:value-type="string">
            <text:p>Service Tax @ 10% </text:p>
          </table:table-cell>
          <table:table-cell office:value-type="float" office:value="6578.9">
            <text:p>6578.9</text:p>
          </table:table-cell>
        </table:table-row>
        <table:table-row table:style-name="ro1">
          <table:table-cell office:value-type="string">
            <text:p>210-05 </text:p>
          </table:table-cell>
          <table:table-cell office:value-type="string">
            <text:p>Education Cess @ 2% on S.T. </text:p>
          </table:table-cell>
          <table:table-cell office:value-type="float" office:value="132.1">
            <text:p>132.1</text:p>
          </table:table-cell>
        </table:table-row>
        <table:table-row table:style-name="ro1">
          <table:table-cell office:value-type="string">
            <text:p>306-06 </text:p>
          </table:table-cell>
          <table:table-cell office:value-type="string">
            <text:p>Education Cess 2% on S.T. </text:p>
          </table:table-cell>
          <table:table-cell office:value-type="float" office:value="245.9">
            <text:p>245.9</text:p>
          </table:table-cell>
        </table:table-row>
        <table:table-row table:style-name="ro1">
          <table:table-cell office:value-type="string">
            <text:p>306-06 </text:p>
          </table:table-cell>
          <table:table-cell office:value-type="string">
            <text:p>Being business development &amp; marketing charges for the month of June 2006 </text:p>
          </table:table-cell>
          <table:table-cell office:value-type="float" office:value="102459">
            <text:p>102459</text:p>
          </table:table-cell>
        </table:table-row>
        <table:table-row table:style-name="ro1">
          <table:table-cell office:value-type="string">
            <text:p>306-06 </text:p>
          </table:table-cell>
          <table:table-cell office:value-type="string">
            <text:p>Service Tax @ 12% </text:p>
          </table:table-cell>
          <table:table-cell office:value-type="float" office:value="12295.1">
            <text:p>12295.1</text:p>
          </table:table-cell>
        </table:table-row>
        <table:table-row table:style-name="ro1">
          <table:table-cell office:value-type="string">
            <text:p>307-06 </text:p>
          </table:table-cell>
          <table:table-cell office:value-type="string">
            <text:p>Being business development &amp; marketing charges for the month of July 2006 </text:p>
          </table:table-cell>
          <table:table-cell office:value-type="float" office:value="101242">
            <text:p>101242</text:p>
          </table:table-cell>
        </table:table-row>
        <table:table-row table:style-name="ro1">
          <table:table-cell office:value-type="string">
            <text:p>307-06 </text:p>
          </table:table-cell>
          <table:table-cell office:value-type="string">
            <text:p>Service Tax @ 12% </text:p>
          </table:table-cell>
          <table:table-cell office:value-type="float" office:value="12149">
            <text:p>12149</text:p>
          </table:table-cell>
        </table:table-row>
        <table:table-row table:style-name="ro1">
          <table:table-cell office:value-type="string">
            <text:p>307-06 </text:p>
          </table:table-cell>
          <table:table-cell office:value-type="string">
            <text:p>Education Cess @ 2% on S.T. 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308-06 </text:p>
          </table:table-cell>
          <table:table-cell office:value-type="string">
            <text:p>Being business development &amp; marketing charges for the month of July 2006 </text:p>
          </table:table-cell>
          <table:table-cell office:value-type="float" office:value="45215.61">
            <text:p>45215.61</text:p>
          </table:table-cell>
        </table:table-row>
        <table:table-row table:style-name="ro1">
          <table:table-cell office:value-type="string">
            <text:p>308-06 </text:p>
          </table:table-cell>
          <table:table-cell office:value-type="string">
            <text:p>Service Tax @ 12% </text:p>
          </table:table-cell>
          <table:table-cell office:value-type="float" office:value="5425.87">
            <text:p>5425.87</text:p>
          </table:table-cell>
        </table:table-row>
        <table:table-row table:style-name="ro1">
          <table:table-cell office:value-type="string">
            <text:p>308-06 </text:p>
          </table:table-cell>
          <table:table-cell office:value-type="string">
            <text:p>Education Cess @ 2% on S.T. </text:p>
          </table:table-cell>
          <table:table-cell office:value-type="float" office:value="108.52">
            <text:p>108.52</text:p>
          </table:table-cell>
        </table:table-row>
        <table:table-row table:style-name="ro1">
          <table:table-cell office:value-type="string">
            <text:p>309-06 </text:p>
          </table:table-cell>
          <table:table-cell office:value-type="string">
            <text:p>Being business development &amp; marketing charges for the month of August 2006 </text:p>
          </table:table-cell>
          <table:table-cell office:value-type="float" office:value="81967">
            <text:p>81967</text:p>
          </table:table-cell>
        </table:table-row>
        <table:table-row table:style-name="ro1">
          <table:table-cell office:value-type="string">
            <text:p>309-06 </text:p>
          </table:table-cell>
          <table:table-cell office:value-type="string">
            <text:p>Service Tax @ 12% </text:p>
          </table:table-cell>
          <table:table-cell office:value-type="float" office:value="9836">
            <text:p>9836</text:p>
          </table:table-cell>
        </table:table-row>
        <table:table-row table:style-name="ro1">
          <table:table-cell office:value-type="string">
            <text:p>309-06 </text:p>
          </table:table-cell>
          <table:table-cell office:value-type="string">
            <text:p>Education Cess @ 2% on S.T 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310-06 </text:p>
          </table:table-cell>
          <table:table-cell office:value-type="string">
            <text:p>Being business development &amp; marketing charges for the month of August 2006 </text:p>
          </table:table-cell>
          <table:table-cell office:value-type="float" office:value="111230">
            <text:p>111230</text:p>
          </table:table-cell>
        </table:table-row>
        <table:table-row table:style-name="ro1">
          <table:table-cell office:value-type="string">
            <text:p>310-06 </text:p>
          </table:table-cell>
          <table:table-cell office:value-type="string">
            <text:p>Service Tax @ 12% </text:p>
          </table:table-cell>
          <table:table-cell office:value-type="float" office:value="13348">
            <text:p>13348</text:p>
          </table:table-cell>
        </table:table-row>
        <table:table-row table:style-name="ro1">
          <table:table-cell office:value-type="string">
            <text:p>310-06 </text:p>
          </table:table-cell>
          <table:table-cell office:value-type="string">
            <text:p>Education Cess @ 2% on S.T. 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312-06 </text:p>
          </table:table-cell>
          <table:table-cell office:value-type="string">
            <text:p>Being business development &amp; marketing charges for the month of Sept., 2006. </text:p>
          </table:table-cell>
          <table:table-cell office:value-type="float" office:value="111229">
            <text:p>111229</text:p>
          </table:table-cell>
        </table:table-row>
        <table:table-row table:style-name="ro1">
          <table:table-cell office:value-type="string">
            <text:p>312-06 </text:p>
          </table:table-cell>
          <table:table-cell office:value-type="string">
            <text:p>Service Tax @ 12% </text:p>
          </table:table-cell>
          <table:table-cell office:value-type="float" office:value="13347">
            <text:p>13347</text:p>
          </table:table-cell>
        </table:table-row>
        <table:table-row table:style-name="ro1">
          <table:table-cell office:value-type="string">
            <text:p>312-06 </text:p>
          </table:table-cell>
          <table:table-cell office:value-type="string">
            <text:p>Education Cess @ 2% on S.T. 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311-06 </text:p>
          </table:table-cell>
          <table:table-cell office:value-type="string">
            <text:p>Being business development &amp; marketing charges for the month of Sept. 2006 </text:p>
          </table:table-cell>
          <table:table-cell office:value-type="float" office:value="68158">
            <text:p>68158</text:p>
          </table:table-cell>
        </table:table-row>
        <table:table-row table:style-name="ro1">
          <table:table-cell office:value-type="string">
            <text:p>311-06 </text:p>
          </table:table-cell>
          <table:table-cell office:value-type="string">
            <text:p>Service Tax @ 12% </text:p>
          </table:table-cell>
          <table:table-cell office:value-type="float" office:value="8179">
            <text:p>8179</text:p>
          </table:table-cell>
        </table:table-row>
        <table:table-row table:style-name="ro1">
          <table:table-cell office:value-type="string">
            <text:p>311-06 </text:p>
          </table:table-cell>
          <table:table-cell office:value-type="string">
            <text:p>Education Cess @ 2% on S.T. 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315-06 </text:p>
          </table:table-cell>
          <table:table-cell office:value-type="string">
            <text:p>Being business development &amp; marketing charges for the month of November 2006 </text:p>
          </table:table-cell>
          <table:table-cell office:value-type="float" office:value="88983.43">
            <text:p>88983.43</text:p>
          </table:table-cell>
        </table:table-row>
        <table:table-row table:style-name="ro1">
          <table:table-cell office:value-type="string">
            <text:p>315-06 </text:p>
          </table:table-cell>
          <table:table-cell office:value-type="string">
            <text:p>Service Tax @ 12% </text:p>
          </table:table-cell>
          <table:table-cell office:value-type="float" office:value="10678.01">
            <text:p>10678.01</text:p>
          </table:table-cell>
        </table:table-row>
        <table:table-row table:style-name="ro1">
          <table:table-cell office:value-type="string">
            <text:p>315-06 </text:p>
          </table:table-cell>
          <table:table-cell office:value-type="string">
            <text:p>Education Cess @ 2% on S.T. </text:p>
          </table:table-cell>
          <table:table-cell office:value-type="float" office:value="213.56">
            <text:p>213.56</text:p>
          </table:table-cell>
        </table:table-row>
        <table:table-row table:style-name="ro1">
          <table:table-cell office:value-type="string">
            <text:p>316-06 </text:p>
          </table:table-cell>
          <table:table-cell office:value-type="string">
            <text:p>Being business development &amp; marketing charges for the month of November 2006 </text:p>
          </table:table-cell>
          <table:table-cell office:value-type="float" office:value="117159.66">
            <text:p>117159.66</text:p>
          </table:table-cell>
        </table:table-row>
        <table:table-row table:style-name="ro1">
          <table:table-cell office:value-type="string">
            <text:p>316-06 </text:p>
          </table:table-cell>
          <table:table-cell office:value-type="string">
            <text:p>Service Tax @ 12% </text:p>
          </table:table-cell>
          <table:table-cell office:value-type="float" office:value="14059.16">
            <text:p>14059.16</text:p>
          </table:table-cell>
        </table:table-row>
        <table:table-row table:style-name="ro1">
          <table:table-cell office:value-type="string">
            <text:p>316-06 </text:p>
          </table:table-cell>
          <table:table-cell office:value-type="string">
            <text:p>Education Cess @ 2% on S.T. </text:p>
          </table:table-cell>
          <table:table-cell office:value-type="float" office:value="281.18">
            <text:p>281.18</text:p>
          </table:table-cell>
        </table:table-row>
        <table:table-row table:style-name="ro1">
          <table:table-cell office:value-type="string">
            <text:p>318-06 </text:p>
          </table:table-cell>
          <table:table-cell office:value-type="string">
            <text:p>Being business development &amp; marketing charges for the month of December, 2006. </text:p>
          </table:table-cell>
          <table:table-cell office:value-type="float" office:value="149234">
            <text:p>149234</text:p>
          </table:table-cell>
        </table:table-row>
        <table:table-row table:style-name="ro1">
          <table:table-cell office:value-type="string">
            <text:p>318-06 </text:p>
          </table:table-cell>
          <table:table-cell office:value-type="string">
            <text:p>Service Tax @ 12% </text:p>
          </table:table-cell>
          <table:table-cell office:value-type="float" office:value="17908">
            <text:p>17908</text:p>
          </table:table-cell>
        </table:table-row>
        <table:table-row table:style-name="ro1">
          <table:table-cell office:value-type="string">
            <text:p>318-06 </text:p>
          </table:table-cell>
          <table:table-cell office:value-type="string">
            <text:p>Education Cess @ 2% on S.T. 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319-07 </text:p>
          </table:table-cell>
          <table:table-cell office:value-type="string">
            <text:p>Being business development &amp; marketing charges for the month of Janaury, 2007 </text:p>
          </table:table-cell>
          <table:table-cell office:value-type="float" office:value="110255">
            <text:p>110255</text:p>
          </table:table-cell>
        </table:table-row>
        <table:table-row table:style-name="ro1">
          <table:table-cell office:value-type="string">
            <text:p>319-07 </text:p>
          </table:table-cell>
          <table:table-cell office:value-type="string">
            <text:p>Service Tax @ 12% </text:p>
          </table:table-cell>
          <table:table-cell office:value-type="float" office:value="13230.6">
            <text:p>13230.6</text:p>
          </table:table-cell>
        </table:table-row>
        <table:table-row table:style-name="ro1">
          <table:table-cell office:value-type="string">
            <text:p>319-07 </text:p>
          </table:table-cell>
          <table:table-cell office:value-type="string">
            <text:p>Education Cess @ 2% on S.T. </text:p>
          </table:table-cell>
          <table:table-cell office:value-type="float" office:value="264.4">
            <text:p>264.4</text:p>
          </table:table-cell>
        </table:table-row>
        <table:table-row table:style-name="ro1">
          <table:table-cell office:value-type="string">
            <text:p>320-07 </text:p>
          </table:table-cell>
          <table:table-cell office:value-type="string">
            <text:p>Being business development &amp; marketing charges for the month of Janaury, 2007. </text:p>
          </table:table-cell>
          <table:table-cell office:value-type="float" office:value="46859">
            <text:p>46859</text:p>
          </table:table-cell>
        </table:table-row>
        <table:table-row table:style-name="ro1">
          <table:table-cell office:value-type="string">
            <text:p>320-07 </text:p>
          </table:table-cell>
          <table:table-cell office:value-type="string">
            <text:p>Service Tax @ 12% </text:p>
          </table:table-cell>
          <table:table-cell office:value-type="float" office:value="5623">
            <text:p>5623</text:p>
          </table:table-cell>
        </table:table-row>
        <table:table-row table:style-name="ro1">
          <table:table-cell office:value-type="string">
            <text:p>320-07 </text:p>
          </table:table-cell>
          <table:table-cell office:value-type="string">
            <text:p>Education Cess @ 2% on S.T. 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313-06 </text:p>
          </table:table-cell>
          <table:table-cell office:value-type="string">
            <text:p>Being business development &amp; marketing charges for the month of October 2006 </text:p>
          </table:table-cell>
          <table:table-cell office:value-type="float" office:value="80085.53">
            <text:p>80085.53</text:p>
          </table:table-cell>
        </table:table-row>
        <table:table-row table:style-name="ro1">
          <table:table-cell office:value-type="string">
            <text:p>313-06 </text:p>
          </table:table-cell>
          <table:table-cell office:value-type="string">
            <text:p>Service Tax @ 12% </text:p>
          </table:table-cell>
          <table:table-cell office:value-type="float" office:value="9610.26">
            <text:p>9610.26</text:p>
          </table:table-cell>
        </table:table-row>
        <table:table-row table:style-name="ro1">
          <table:table-cell office:value-type="string">
            <text:p>313-06 </text:p>
          </table:table-cell>
          <table:table-cell office:value-type="string">
            <text:p>Education Cess @ 2% on S.T. </text:p>
          </table:table-cell>
          <table:table-cell office:value-type="float" office:value="192.21">
            <text:p>192.21</text:p>
          </table:table-cell>
        </table:table-row>
        <table:table-row table:style-name="ro1">
          <table:table-cell office:value-type="string">
            <text:p>314-06 </text:p>
          </table:table-cell>
          <table:table-cell office:value-type="string">
            <text:p>Being business development &amp; marketing charges for the month of October 2006 </text:p>
          </table:table-cell>
          <table:table-cell office:value-type="float" office:value="112036.71">
            <text:p>112036.71</text:p>
          </table:table-cell>
        </table:table-row>
        <table:table-row table:style-name="ro1">
          <table:table-cell office:value-type="string">
            <text:p>314-06 </text:p>
          </table:table-cell>
          <table:table-cell office:value-type="string">
            <text:p>Service Tax @ 12% </text:p>
          </table:table-cell>
          <table:table-cell office:value-type="float" office:value="13444.4">
            <text:p>13444.4</text:p>
          </table:table-cell>
        </table:table-row>
        <table:table-row table:style-name="ro1">
          <table:table-cell office:value-type="string">
            <text:p>314-06 </text:p>
          </table:table-cell>
          <table:table-cell office:value-type="string">
            <text:p>Education Cess @ 2% on S.T. </text:p>
          </table:table-cell>
          <table:table-cell office:value-type="float" office:value="268.89">
            <text:p>268.89</text:p>
          </table:table-cell>
        </table:table-row>
        <table:table-row table:style-name="ro1">
          <table:table-cell office:value-type="string">
            <text:p>317-06 </text:p>
          </table:table-cell>
          <table:table-cell office:value-type="string">
            <text:p>Being business development &amp; marketing charges for the month of December, 2006. </text:p>
          </table:table-cell>
          <table:table-cell office:value-type="float" office:value="93433">
            <text:p>93433</text:p>
          </table:table-cell>
        </table:table-row>
        <table:table-row table:style-name="ro1">
          <table:table-cell office:value-type="string">
            <text:p>317-06 </text:p>
          </table:table-cell>
          <table:table-cell office:value-type="string">
            <text:p>Service Tax @ 12% </text:p>
          </table:table-cell>
          <table:table-cell office:value-type="float" office:value="11212">
            <text:p>11212</text:p>
          </table:table-cell>
        </table:table-row>
        <table:table-row table:style-name="ro1">
          <table:table-cell office:value-type="string">
            <text:p>317-06 </text:p>
          </table:table-cell>
          <table:table-cell office:value-type="string">
            <text:p>Education Cess @ 2% on S.T. 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321-06 </text:p>
          </table:table-cell>
          <table:table-cell office:value-type="string">
            <text:p>Being business development &amp; marketing charges for the month of February 2007 </text:p>
          </table:table-cell>
          <table:table-cell office:value-type="float" office:value="138765">
            <text:p>138765</text:p>
          </table:table-cell>
        </table:table-row>
        <table:table-row table:style-name="ro1">
          <table:table-cell office:value-type="string">
            <text:p>321-06 </text:p>
          </table:table-cell>
          <table:table-cell office:value-type="string">
            <text:p>Service Tax @ 12% </text:p>
          </table:table-cell>
          <table:table-cell office:value-type="float" office:value="16652">
            <text:p>16652</text:p>
          </table:table-cell>
        </table:table-row>
        <table:table-row table:style-name="ro1">
          <table:table-cell office:value-type="string">
            <text:p>321-06 </text:p>
          </table:table-cell>
          <table:table-cell office:value-type="string">
            <text:p>Education Cess @ 2% on S.T. 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322-06 </text:p>
          </table:table-cell>
          <table:table-cell office:value-type="string">
            <text:p>Being business development &amp; marketing charges for the month of February 2007 </text:p>
          </table:table-cell>
          <table:table-cell office:value-type="float" office:value="67400">
            <text:p>67400</text:p>
          </table:table-cell>
        </table:table-row>
        <table:table-row table:style-name="ro1">
          <table:table-cell office:value-type="string">
            <text:p>322-06 </text:p>
          </table:table-cell>
          <table:table-cell office:value-type="string">
            <text:p>Service Tax @ 12% </text:p>
          </table:table-cell>
          <table:table-cell office:value-type="float" office:value="8088">
            <text:p>8088</text:p>
          </table:table-cell>
        </table:table-row>
        <table:table-row table:style-name="ro1">
          <table:table-cell office:value-type="string">
            <text:p>322-06 </text:p>
          </table:table-cell>
          <table:table-cell office:value-type="string">
            <text:p>Education Cess @ 2% on S.T. 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211-05 </text:p>
          </table:table-cell>
          <table:table-cell office:value-type="string">
            <text:p>Being business development &amp; marketing charges for the month of Sept. 05 </text:p>
          </table:table-cell>
          <table:table-cell office:value-type="float" office:value="44120">
            <text:p>44120</text:p>
          </table:table-cell>
        </table:table-row>
        <table:table-row table:style-name="ro1">
          <table:table-cell office:value-type="string">
            <text:p>211-05 </text:p>
          </table:table-cell>
          <table:table-cell office:value-type="string">
            <text:p>Service Tax @ 10% </text:p>
          </table:table-cell>
          <table:table-cell office:value-type="float" office:value="4412">
            <text:p>4412</text:p>
          </table:table-cell>
        </table:table-row>
        <table:table-row table:style-name="ro1">
          <table:table-cell office:value-type="string">
            <text:p>211-05 </text:p>
          </table:table-cell>
          <table:table-cell office:value-type="string">
            <text:p>Education Cess @ 2% on S.T. 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214-05 </text:p>
          </table:table-cell>
          <table:table-cell office:value-type="string">
            <text:p>Being business development &amp; marketing charges for the month of November 2005 </text:p>
          </table:table-cell>
          <table:table-cell office:value-type="float" office:value="31932.85">
            <text:p>31932.85</text:p>
          </table:table-cell>
        </table:table-row>
        <table:table-row table:style-name="ro1">
          <table:table-cell office:value-type="string">
            <text:p>214-05 </text:p>
          </table:table-cell>
          <table:table-cell office:value-type="string">
            <text:p>Service Tax @ 10% </text:p>
          </table:table-cell>
          <table:table-cell office:value-type="float" office:value="3193.29">
            <text:p>3193.29</text:p>
          </table:table-cell>
        </table:table-row>
        <table:table-row table:style-name="ro1">
          <table:table-cell office:value-type="string">
            <text:p>214-05 </text:p>
          </table:table-cell>
          <table:table-cell office:value-type="string">
            <text:p>Education Cess @ 2% on S.T. </text:p>
          </table:table-cell>
          <table:table-cell office:value-type="float" office:value="63.86">
            <text:p>63.86</text:p>
          </table:table-cell>
        </table:table-row>
        <table:table-row table:style-name="ro1">
          <table:table-cell office:value-type="string">
            <text:p>218-05 </text:p>
          </table:table-cell>
          <table:table-cell office:value-type="string">
            <text:p>Being business development &amp; marketing charges for the month of December, 2005 </text:p>
          </table:table-cell>
          <table:table-cell office:value-type="float" office:value="60318">
            <text:p>60318</text:p>
          </table:table-cell>
        </table:table-row>
        <table:table-row table:style-name="ro1">
          <table:table-cell office:value-type="string">
            <text:p>218-05 </text:p>
          </table:table-cell>
          <table:table-cell office:value-type="string">
            <text:p>Service Tax @ 10% </text:p>
          </table:table-cell>
          <table:table-cell office:value-type="float" office:value="6031.8">
            <text:p>6031.8</text:p>
          </table:table-cell>
        </table:table-row>
        <table:table-row table:style-name="ro1">
          <table:table-cell office:value-type="string">
            <text:p>218-05 </text:p>
          </table:table-cell>
          <table:table-cell office:value-type="string">
            <text:p>Education Cess @ 2% on S.T. </text:p>
          </table:table-cell>
          <table:table-cell office:value-type="float" office:value="120.2">
            <text:p>120.2</text:p>
          </table:table-cell>
        </table:table-row>
        <table:table-row table:style-name="ro1">
          <table:table-cell office:value-type="string">
            <text:p>217-05 </text:p>
          </table:table-cell>
          <table:table-cell office:value-type="string">
            <text:p>Being business development &amp; marketing charges for the month of December, 2005 </text:p>
          </table:table-cell>
          <table:table-cell office:value-type="float" office:value="88022">
            <text:p>88022</text:p>
          </table:table-cell>
        </table:table-row>
        <table:table-row table:style-name="ro1">
          <table:table-cell office:value-type="string">
            <text:p>217-05 </text:p>
          </table:table-cell>
          <table:table-cell office:value-type="string">
            <text:p>Service Tax @ 10% </text:p>
          </table:table-cell>
          <table:table-cell office:value-type="float" office:value="8802">
            <text:p>8802</text:p>
          </table:table-cell>
        </table:table-row>
        <table:table-row table:style-name="ro1">
          <table:table-cell office:value-type="string">
            <text:p>217-05 </text:p>
          </table:table-cell>
          <table:table-cell office:value-type="string">
            <text:p>Education Cess @ 2% on S.T. 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219-05 </text:p>
          </table:table-cell>
          <table:table-cell office:value-type="string">
            <text:p>Being business development &amp; marketing charges for the month of JANUARY, 2006. </text:p>
          </table:table-cell>
          <table:table-cell office:value-type="float" office:value="95962">
            <text:p>95962</text:p>
          </table:table-cell>
        </table:table-row>
        <table:table-row table:style-name="ro1">
          <table:table-cell office:value-type="string">
            <text:p>219-05 </text:p>
          </table:table-cell>
          <table:table-cell office:value-type="string">
            <text:p>Service Tax @ 10% </text:p>
          </table:table-cell>
          <table:table-cell office:value-type="float" office:value="9596.2">
            <text:p>9596.2</text:p>
          </table:table-cell>
        </table:table-row>
        <table:table-row table:style-name="ro1">
          <table:table-cell office:value-type="string">
            <text:p>219-05 </text:p>
          </table:table-cell>
          <table:table-cell office:value-type="string">
            <text:p>Education Cess @ 2% on S.T. </text:p>
          </table:table-cell>
          <table:table-cell office:value-type="float" office:value="191.8">
            <text:p>191.8</text:p>
          </table:table-cell>
        </table:table-row>
        <table:table-row table:style-name="ro1">
          <table:table-cell office:value-type="string">
            <text:p>201/05 </text:p>
          </table:table-cell>
          <table:table-cell office:value-type="string">
            <text:p>Being business development &amp; marketing charges for the month of April 2005 </text:p>
          </table:table-cell>
          <table:table-cell office:value-type="float" office:value="86887.47">
            <text:p>86887.47</text:p>
          </table:table-cell>
        </table:table-row>
        <table:table-row table:style-name="ro1">
          <table:table-cell office:value-type="string">
            <text:p>201/05 </text:p>
          </table:table-cell>
          <table:table-cell office:value-type="string">
            <text:p>Service Tax @ 10% </text:p>
          </table:table-cell>
          <table:table-cell office:value-type="float" office:value="8688.74">
            <text:p>8688.74</text:p>
          </table:table-cell>
        </table:table-row>
        <table:table-row table:style-name="ro1">
          <table:table-cell office:value-type="string">
            <text:p>201/05 </text:p>
          </table:table-cell>
          <table:table-cell office:value-type="string">
            <text:p>Education Cess @ 2% on S.T. </text:p>
          </table:table-cell>
          <table:table-cell office:value-type="float" office:value="173.79">
            <text:p>173.79</text:p>
          </table:table-cell>
        </table:table-row>
        <table:table-row table:style-name="ro1">
          <table:table-cell office:value-type="string">
            <text:p>220-05 </text:p>
          </table:table-cell>
          <table:table-cell office:value-type="string">
            <text:p>Being business development &amp; marketing charges for the month of Janaury, 2006 </text:p>
          </table:table-cell>
          <table:table-cell office:value-type="float" office:value="113816">
            <text:p>113816</text:p>
          </table:table-cell>
        </table:table-row>
        <table:table-row table:style-name="ro1">
          <table:table-cell office:value-type="string">
            <text:p>220-05 </text:p>
          </table:table-cell>
          <table:table-cell office:value-type="string">
            <text:p>Service Tax @ 10% </text:p>
          </table:table-cell>
          <table:table-cell office:value-type="float" office:value="11381.6">
            <text:p>11381.6</text:p>
          </table:table-cell>
        </table:table-row>
        <table:table-row table:style-name="ro1">
          <table:table-cell office:value-type="string">
            <text:p>220-05 </text:p>
          </table:table-cell>
          <table:table-cell office:value-type="string">
            <text:p>Education Cess @ 2% on S.T. </text:p>
          </table:table-cell>
          <table:table-cell office:value-type="float" office:value="227.4">
            <text:p>227.4</text:p>
          </table:table-cell>
        </table:table-row>
        <table:table-row table:style-name="ro1">
          <table:table-cell office:value-type="string">
            <text:p>222-05 </text:p>
          </table:table-cell>
          <table:table-cell office:value-type="string">
            <text:p>Being business development &amp; marketing charges for the month of Febrruary, 2006 </text:p>
          </table:table-cell>
          <table:table-cell office:value-type="float" office:value="109279">
            <text:p>109279</text:p>
          </table:table-cell>
        </table:table-row>
        <table:table-row table:style-name="ro1">
          <table:table-cell office:value-type="string">
            <text:p>222-05 </text:p>
          </table:table-cell>
          <table:table-cell office:value-type="string">
            <text:p>Service Tax @ 10% </text:p>
          </table:table-cell>
          <table:table-cell office:value-type="float" office:value="10927.9">
            <text:p>10927.9</text:p>
          </table:table-cell>
        </table:table-row>
        <table:table-row table:style-name="ro1">
          <table:table-cell office:value-type="string">
            <text:p>222-05 </text:p>
          </table:table-cell>
          <table:table-cell office:value-type="string">
            <text:p>Education Cess @ 2% on S.T. </text:p>
          </table:table-cell>
          <table:table-cell office:value-type="float" office:value="218.1">
            <text:p>218.1</text:p>
          </table:table-cell>
        </table:table-row>
        <table:table-row table:style-name="ro1">
          <table:table-cell office:value-type="string">
            <text:p>221-05 </text:p>
          </table:table-cell>
          <table:table-cell office:value-type="string">
            <text:p>Being business development &amp; marketing charges for the month of February, 2006 </text:p>
          </table:table-cell>
          <table:table-cell office:value-type="float" office:value="88929">
            <text:p>88929</text:p>
          </table:table-cell>
        </table:table-row>
        <table:table-row table:style-name="ro1">
          <table:table-cell office:value-type="string">
            <text:p>221-05 </text:p>
          </table:table-cell>
          <table:table-cell office:value-type="string">
            <text:p>Service Tax @ 10% </text:p>
          </table:table-cell>
          <table:table-cell office:value-type="float" office:value="8892.9">
            <text:p>8892.9</text:p>
          </table:table-cell>
        </table:table-row>
        <table:table-row table:style-name="ro1">
          <table:table-cell office:value-type="string">
            <text:p>221-05 </text:p>
          </table:table-cell>
          <table:table-cell office:value-type="string">
            <text:p>Education Cess @ 2% on S.T. </text:p>
          </table:table-cell>
          <table:table-cell office:value-type="float" office:value="178.1">
            <text:p>178.1</text:p>
          </table:table-cell>
        </table:table-row>
        <table:table-row table:style-name="ro1">
          <table:table-cell office:value-type="string">
            <text:p>123/04 </text:p>
          </table:table-cell>
          <table:table-cell office:value-type="string">
            <text:p>BEING BUSINESS DEVELOPMENT &amp; MARKETING CHARGES FOR THE MONTH OF MARCH, 2005 </text:p>
          </table:table-cell>
          <table:table-cell office:value-type="float" office:value="62785.84">
            <text:p>62785.84</text:p>
          </table:table-cell>
        </table:table-row>
        <table:table-row table:style-name="ro1">
          <table:table-cell office:value-type="string">
            <text:p>123/04 </text:p>
          </table:table-cell>
          <table:table-cell office:value-type="string">
            <text:p>SERVICE TAX @ 10% </text:p>
          </table:table-cell>
          <table:table-cell office:value-type="float" office:value="6278.58">
            <text:p>6278.58</text:p>
          </table:table-cell>
        </table:table-row>
        <table:table-row table:style-name="ro1">
          <table:table-cell office:value-type="string">
            <text:p>123/04 </text:p>
          </table:table-cell>
          <table:table-cell office:value-type="string">
            <text:p>E. CESS @ 2% ON S.T. </text:p>
          </table:table-cell>
          <table:table-cell office:value-type="float" office:value="125.58">
            <text:p>125.58</text:p>
          </table:table-cell>
        </table:table-row>
        <table:table-row table:style-name="ro1">
          <table:table-cell office:value-type="string">
            <text:p>223-05 </text:p>
          </table:table-cell>
          <table:table-cell office:value-type="string">
            <text:p>Being business development &amp; marketing charges for the month of March 2006 </text:p>
          </table:table-cell>
          <table:table-cell office:value-type="float" office:value="73758">
            <text:p>73758</text:p>
          </table:table-cell>
        </table:table-row>
        <table:table-row table:style-name="ro1">
          <table:table-cell office:value-type="string">
            <text:p>223-05 </text:p>
          </table:table-cell>
          <table:table-cell office:value-type="string">
            <text:p>Service Tax @ 10% </text:p>
          </table:table-cell>
          <table:table-cell office:value-type="float" office:value="7375.8">
            <text:p>7375.8</text:p>
          </table:table-cell>
        </table:table-row>
        <table:table-row table:style-name="ro1">
          <table:table-cell office:value-type="string">
            <text:p>223-05 </text:p>
          </table:table-cell>
          <table:table-cell office:value-type="string">
            <text:p>Education Cess @ 2% on S.T. </text:p>
          </table:table-cell>
          <table:table-cell office:value-type="float" office:value="147.2">
            <text:p>147.2</text:p>
          </table:table-cell>
        </table:table-row>
        <table:table-row table:style-name="ro1">
          <table:table-cell office:value-type="string">
            <text:p>224-06 </text:p>
          </table:table-cell>
          <table:table-cell office:value-type="string">
            <text:p>Being business development &amp; marketing charges for the month of March, 2006. </text:p>
          </table:table-cell>
          <table:table-cell office:value-type="float" office:value="179673">
            <text:p>179673</text:p>
          </table:table-cell>
        </table:table-row>
        <table:table-row table:style-name="ro1">
          <table:table-cell office:value-type="string">
            <text:p>224-06 </text:p>
          </table:table-cell>
          <table:table-cell office:value-type="string">
            <text:p>Service Tax @ 10% </text:p>
          </table:table-cell>
          <table:table-cell office:value-type="float" office:value="17967.3">
            <text:p>17967.3</text:p>
          </table:table-cell>
        </table:table-row>
        <table:table-row table:style-name="ro1">
          <table:table-cell office:value-type="string">
            <text:p>224-06 </text:p>
          </table:table-cell>
          <table:table-cell office:value-type="string">
            <text:p>Education Cess @ 2% on S.T. </text:p>
          </table:table-cell>
          <table:table-cell office:value-type="float" office:value="359.7">
            <text:p>359.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Being business development &amp; marketing charges for the month of April, 2006. </text:p>
          </table:table-cell>
          <table:table-cell office:value-type="float" office:value="89456">
            <text:p>8945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ervice Tax @ 12% </text:p>
          </table:table-cell>
          <table:table-cell office:value-type="float" office:value="10735">
            <text:p>1073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Education Cess @ 2% on S.T. 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302/06 </text:p>
          </table:table-cell>
          <table:table-cell office:value-type="string">
            <text:p>Being business development &amp; marketing charges for the month of April, 2006. </text:p>
          </table:table-cell>
          <table:table-cell office:value-type="float" office:value="89456">
            <text:p>89456</text:p>
          </table:table-cell>
        </table:table-row>
        <table:table-row table:style-name="ro1">
          <table:table-cell office:value-type="string">
            <text:p>302/06 </text:p>
          </table:table-cell>
          <table:table-cell office:value-type="string">
            <text:p>Service Tax @ 12% </text:p>
          </table:table-cell>
          <table:table-cell office:value-type="float" office:value="10735">
            <text:p>10735</text:p>
          </table:table-cell>
        </table:table-row>
        <table:table-row table:style-name="ro1">
          <table:table-cell office:value-type="string">
            <text:p>302/06 </text:p>
          </table:table-cell>
          <table:table-cell office:value-type="string">
            <text:p>Education Cess @ 2% on S.T. 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303-06 </text:p>
          </table:table-cell>
          <table:table-cell office:value-type="string">
            <text:p>Being business development &amp; marketing charges for the month of May 2006 </text:p>
          </table:table-cell>
          <table:table-cell office:value-type="float" office:value="90451">
            <text:p>90451</text:p>
          </table:table-cell>
        </table:table-row>
        <table:table-row table:style-name="ro1">
          <table:table-cell office:value-type="string">
            <text:p>303-06 </text:p>
          </table:table-cell>
          <table:table-cell office:value-type="string">
            <text:p>Service Tax @ 12% </text:p>
          </table:table-cell>
          <table:table-cell office:value-type="float" office:value="10854">
            <text:p>10854</text:p>
          </table:table-cell>
        </table:table-row>
        <table:table-row table:style-name="ro1">
          <table:table-cell office:value-type="string">
            <text:p>303-06 </text:p>
          </table:table-cell>
          <table:table-cell office:value-type="string">
            <text:p>Education Cess @ 2% on S.T. 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302-06 </text:p>
          </table:table-cell>
          <table:table-cell office:value-type="string">
            <text:p>Being business development &amp; marketing charges for the month of April, 2006. </text:p>
          </table:table-cell>
          <table:table-cell office:value-type="float" office:value="89457">
            <text:p>89457</text:p>
          </table:table-cell>
        </table:table-row>
        <table:table-row table:style-name="ro1">
          <table:table-cell office:value-type="string">
            <text:p>302-06 </text:p>
          </table:table-cell>
          <table:table-cell office:value-type="string">
            <text:p>Service Tax @ 12% </text:p>
          </table:table-cell>
          <table:table-cell office:value-type="float" office:value="10854">
            <text:p>10854</text:p>
          </table:table-cell>
        </table:table-row>
        <table:table-row table:style-name="ro1">
          <table:table-cell office:value-type="string">
            <text:p>302-06 </text:p>
          </table:table-cell>
          <table:table-cell/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302-06 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02-06 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01-06 </text:p>
          </table:table-cell>
          <table:table-cell office:value-type="string">
            <text:p>Being business development &amp; marketing charges for the month of April, 2006. </text:p>
          </table:table-cell>
          <table:table-cell office:value-type="float" office:value="62366">
            <text:p>62366</text:p>
          </table:table-cell>
        </table:table-row>
        <table:table-row table:style-name="ro1">
          <table:table-cell office:value-type="string">
            <text:p>301-06 </text:p>
          </table:table-cell>
          <table:table-cell office:value-type="string">
            <text:p>Service Tax @ 12% </text:p>
          </table:table-cell>
          <table:table-cell office:value-type="float" office:value="7484">
            <text:p>7484</text:p>
          </table:table-cell>
        </table:table-row>
        <table:table-row table:style-name="ro1">
          <table:table-cell office:value-type="string">
            <text:p>301-06 </text:p>
          </table:table-cell>
          <table:table-cell office:value-type="string">
            <text:p>Education Cess @ 2% on S.T. 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304-06 </text:p>
          </table:table-cell>
          <table:table-cell office:value-type="string">
            <text:p>Being business development &amp; marketing charges for the month of May, 2006. </text:p>
          </table:table-cell>
          <table:table-cell office:value-type="float" office:value="82413">
            <text:p>82413</text:p>
          </table:table-cell>
        </table:table-row>
        <table:table-row table:style-name="ro1">
          <table:table-cell office:value-type="string">
            <text:p>304-06 </text:p>
          </table:table-cell>
          <table:table-cell office:value-type="string">
            <text:p>Service Tax @ 12% </text:p>
          </table:table-cell>
          <table:table-cell office:value-type="float" office:value="9889.56">
            <text:p>9889.56</text:p>
          </table:table-cell>
        </table:table-row>
        <table:table-row table:style-name="ro1">
          <table:table-cell office:value-type="string">
            <text:p>304-06 </text:p>
          </table:table-cell>
          <table:table-cell office:value-type="string">
            <text:p>Education Cess @ 2% on S.T. </text:p>
          </table:table-cell>
          <table:table-cell office:value-type="float" office:value="197.44">
            <text:p>197.44</text:p>
          </table:table-cell>
        </table:table-row>
        <table:table-row table:style-name="ro1">
          <table:table-cell office:value-type="string">
            <text:p>305-06 </text:p>
          </table:table-cell>
          <table:table-cell office:value-type="string">
            <text:p>Being business development &amp; marketing charges for the month of June 2006 </text:p>
          </table:table-cell>
          <table:table-cell office:value-type="float" office:value="121926">
            <text:p>121926</text:p>
          </table:table-cell>
        </table:table-row>
        <table:table-row table:style-name="ro1">
          <table:table-cell office:value-type="string">
            <text:p>305-06 </text:p>
          </table:table-cell>
          <table:table-cell office:value-type="string">
            <text:p>Service Tax @ 12% </text:p>
          </table:table-cell>
          <table:table-cell office:value-type="float" office:value="14631.15">
            <text:p>14631.15</text:p>
          </table:table-cell>
        </table:table-row>
        <table:table-row table:style-name="ro1">
          <table:table-cell office:value-type="string">
            <text:p>305-06 </text:p>
          </table:table-cell>
          <table:table-cell office:value-type="string">
            <text:p>Education Cess @ 2% on S.T. </text:p>
          </table:table-cell>
          <table:table-cell office:value-type="float" office:value="292.85">
            <text:p>292.85</text:p>
          </table:table-cell>
        </table:table-row>
        <table:table-row table:style-name="ro1">
          <table:table-cell office:value-type="string">
            <text:p>216-05 </text:p>
          </table:table-cell>
          <table:table-cell office:value-type="string">
            <text:p>Being business development &amp; marketing charges for the month of November, 2005 </text:p>
          </table:table-cell>
          <table:table-cell office:value-type="float" office:value="94147">
            <text:p>94147</text:p>
          </table:table-cell>
        </table:table-row>
        <table:table-row table:style-name="ro1">
          <table:table-cell office:value-type="string">
            <text:p>216-05 </text:p>
          </table:table-cell>
          <table:table-cell office:value-type="string">
            <text:p>Service Tax @ 10% </text:p>
          </table:table-cell>
          <table:table-cell office:value-type="float" office:value="9414.7">
            <text:p>9414.7</text:p>
          </table:table-cell>
        </table:table-row>
        <table:table-row table:style-name="ro1">
          <table:table-cell office:value-type="string">
            <text:p>216-05 </text:p>
          </table:table-cell>
          <table:table-cell office:value-type="string">
            <text:p>Education Cess @ 2% on S.T. </text:p>
          </table:table-cell>
          <table:table-cell office:value-type="float" office:value="188.3">
            <text:p>188.3</text:p>
          </table:table-cell>
        </table:table-row>
        <table:table-row table:style-name="ro1">
          <table:table-cell office:value-type="string">
            <text:p>213-05 </text:p>
          </table:table-cell>
          <table:table-cell office:value-type="string">
            <text:p>Being business development &amp; marketing charges for the month of October 05 </text:p>
          </table:table-cell>
          <table:table-cell office:value-type="float" office:value="62477.31">
            <text:p>62477.31</text:p>
          </table:table-cell>
        </table:table-row>
        <table:table-row table:style-name="ro1">
          <table:table-cell office:value-type="string">
            <text:p>213-05 </text:p>
          </table:table-cell>
          <table:table-cell office:value-type="string">
            <text:p>Service Tax @ 10% </text:p>
          </table:table-cell>
          <table:table-cell office:value-type="float" office:value="6247.73">
            <text:p>6247.73</text:p>
          </table:table-cell>
        </table:table-row>
        <table:table-row table:style-name="ro1">
          <table:table-cell office:value-type="string">
            <text:p>213-05 </text:p>
          </table:table-cell>
          <table:table-cell office:value-type="string">
            <text:p>Education Cess @ 2% on S.T. </text:p>
          </table:table-cell>
          <table:table-cell office:value-type="float" office:value="124.96">
            <text:p>124.96</text:p>
          </table:table-cell>
        </table:table-row>
        <table:table-row table:style-name="ro1">
          <table:table-cell office:value-type="string">
            <text:p>209-05 </text:p>
          </table:table-cell>
          <table:table-cell office:value-type="string">
            <text:p>Being business development &amp; marketing charges for the month of August 2005 </text:p>
          </table:table-cell>
          <table:table-cell office:value-type="float" office:value="52631.58">
            <text:p>52631.58</text:p>
          </table:table-cell>
        </table:table-row>
        <table:table-row table:style-name="ro1">
          <table:table-cell office:value-type="string">
            <text:p>209-05 </text:p>
          </table:table-cell>
          <table:table-cell office:value-type="string">
            <text:p>Service Tax @ 10% </text:p>
          </table:table-cell>
          <table:table-cell office:value-type="float" office:value="5263.15">
            <text:p>5263.15</text:p>
          </table:table-cell>
        </table:table-row>
        <table:table-row table:style-name="ro1">
          <table:table-cell office:value-type="string">
            <text:p>209-05 </text:p>
          </table:table-cell>
          <table:table-cell office:value-type="string">
            <text:p>Education Cess @ 2% on S.T. </text:p>
          </table:table-cell>
          <table:table-cell office:value-type="float" office:value="105.27">
            <text:p>105.27</text:p>
          </table:table-cell>
        </table:table-row>
        <table:table-row table:style-name="ro1">
          <table:table-cell office:value-type="string">
            <text:p>207-05 </text:p>
          </table:table-cell>
          <table:table-cell office:value-type="string">
            <text:p>Being business development &amp; marketing charges for the period 15/7/05 to 30/7/05. </text:p>
          </table:table-cell>
          <table:table-cell office:value-type="float" office:value="33552.63">
            <text:p>33552.63</text:p>
          </table:table-cell>
        </table:table-row>
        <table:table-row table:style-name="ro1">
          <table:table-cell office:value-type="string">
            <text:p>207-05 </text:p>
          </table:table-cell>
          <table:table-cell office:value-type="string">
            <text:p>Service Tax @ 10% </text:p>
          </table:table-cell>
          <table:table-cell office:value-type="float" office:value="3355.26">
            <text:p>3355.26</text:p>
          </table:table-cell>
        </table:table-row>
        <table:table-row table:style-name="ro1">
          <table:table-cell office:value-type="string">
            <text:p>207-05 </text:p>
          </table:table-cell>
          <table:table-cell office:value-type="string">
            <text:p>Education Cess @ 2% on S.T. </text:p>
          </table:table-cell>
          <table:table-cell office:value-type="float" office:value="67.11">
            <text:p>67.11</text:p>
          </table:table-cell>
        </table:table-row>
        <table:table-row table:style-name="ro1">
          <table:table-cell office:value-type="string">
            <text:p>202/05 </text:p>
          </table:table-cell>
          <table:table-cell office:value-type="string">
            <text:p>Being business development &amp; marketing charges for the month of May 2005 </text:p>
          </table:table-cell>
          <table:table-cell office:value-type="float" office:value="76451.9">
            <text:p>76451.9</text:p>
          </table:table-cell>
        </table:table-row>
        <table:table-row table:style-name="ro1">
          <table:table-cell office:value-type="string">
            <text:p>202/05 </text:p>
          </table:table-cell>
          <table:table-cell office:value-type="string">
            <text:p>Service Tax @ 10% </text:p>
          </table:table-cell>
          <table:table-cell office:value-type="float" office:value="7645.19">
            <text:p>7645.19</text:p>
          </table:table-cell>
        </table:table-row>
        <table:table-row table:style-name="ro1">
          <table:table-cell office:value-type="string">
            <text:p>202/05 </text:p>
          </table:table-cell>
          <table:table-cell office:value-type="string">
            <text:p>Education Cess @ 2% on S.T. </text:p>
          </table:table-cell>
          <table:table-cell office:value-type="float" office:value="152.91">
            <text:p>152.91</text:p>
          </table:table-cell>
        </table:table-row>
        <table:table-row table:style-name="ro1">
          <table:table-cell office:value-type="string">
            <text:p>203/05 </text:p>
          </table:table-cell>
          <table:table-cell office:value-type="string">
            <text:p>Being business development &amp; marketing charges for the month of May 2005 </text:p>
          </table:table-cell>
          <table:table-cell office:value-type="float" office:value="27150.64">
            <text:p>27150.64</text:p>
          </table:table-cell>
        </table:table-row>
        <table:table-row table:style-name="ro1">
          <table:table-cell office:value-type="string">
            <text:p>203/05 </text:p>
          </table:table-cell>
          <table:table-cell office:value-type="string">
            <text:p>Service Tax @ 10% </text:p>
          </table:table-cell>
          <table:table-cell office:value-type="float" office:value="2715.06">
            <text:p>2715.06</text:p>
          </table:table-cell>
        </table:table-row>
        <table:table-row table:style-name="ro1">
          <table:table-cell office:value-type="string">
            <text:p>203/05 </text:p>
          </table:table-cell>
          <table:table-cell office:value-type="string">
            <text:p>Education Cess @ 2% on S.T. 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office:value-type="string">
            <text:p>204/05 </text:p>
          </table:table-cell>
          <table:table-cell office:value-type="string">
            <text:p>Being business development &amp; marketing charges for the period 15.6.05 to 30.6.05 </text:p>
          </table:table-cell>
          <table:table-cell office:value-type="float" office:value="74664.25">
            <text:p>74664.25</text:p>
          </table:table-cell>
        </table:table-row>
        <table:table-row table:style-name="ro1">
          <table:table-cell office:value-type="string">
            <text:p>204/05 </text:p>
          </table:table-cell>
          <table:table-cell office:value-type="string">
            <text:p>Service Tax @ 10% </text:p>
          </table:table-cell>
          <table:table-cell office:value-type="float" office:value="7466.43">
            <text:p>7466.43</text:p>
          </table:table-cell>
        </table:table-row>
        <table:table-row table:style-name="ro1">
          <table:table-cell office:value-type="string">
            <text:p>204/05 </text:p>
          </table:table-cell>
          <table:table-cell office:value-type="string">
            <text:p>Education Cess @ 2% on S.T. </text:p>
          </table:table-cell>
          <table:table-cell office:value-type="float" office:value="149.32">
            <text:p>149.32</text:p>
          </table:table-cell>
        </table:table-row>
        <table:table-row table:style-name="ro1">
          <table:table-cell office:value-type="string">
            <text:p>205/05 </text:p>
          </table:table-cell>
          <table:table-cell office:value-type="string">
            <text:p>Being business development &amp; marketing charges for the period 1.7.05 to 15.7.05 </text:p>
          </table:table-cell>
          <table:table-cell office:value-type="float" office:value="63017.24">
            <text:p>63017.24</text:p>
          </table:table-cell>
        </table:table-row>
        <table:table-row table:style-name="ro1">
          <table:table-cell office:value-type="string">
            <text:p>205/05 </text:p>
          </table:table-cell>
          <table:table-cell office:value-type="string">
            <text:p>Service Tax @ 10% </text:p>
          </table:table-cell>
          <table:table-cell office:value-type="float" office:value="6301.73">
            <text:p>6301.73</text:p>
          </table:table-cell>
        </table:table-row>
        <table:table-row table:style-name="ro1">
          <table:table-cell office:value-type="string">
            <text:p>205/05 </text:p>
          </table:table-cell>
          <table:table-cell office:value-type="string">
            <text:p>Education Cess @ 2% on S.T. </text:p>
          </table:table-cell>
          <table:table-cell office:value-type="float" office:value="126.03">
            <text:p>126.03</text:p>
          </table:table-cell>
        </table:table-row>
        <table:table-row table:style-name="ro1">
          <table:table-cell office:value-type="string">
            <text:p>206/05 </text:p>
          </table:table-cell>
          <table:table-cell office:value-type="string">
            <text:p>Being business development &amp; marketing charges for the period 1/6/05 to 30/7/2005 </text:p>
          </table:table-cell>
          <table:table-cell office:value-type="float" office:value="86660.62">
            <text:p>86660.62</text:p>
          </table:table-cell>
        </table:table-row>
        <table:table-row table:style-name="ro1">
          <table:table-cell office:value-type="string">
            <text:p>206/05 </text:p>
          </table:table-cell>
          <table:table-cell office:value-type="string">
            <text:p>Service Tax @ 10% </text:p>
          </table:table-cell>
          <table:table-cell office:value-type="float" office:value="8666.06">
            <text:p>8666.06</text:p>
          </table:table-cell>
        </table:table-row>
        <table:table-row table:style-name="ro1">
          <table:table-cell office:value-type="string">
            <text:p>206/05 </text:p>
          </table:table-cell>
          <table:table-cell office:value-type="string">
            <text:p>Education Cess @ 2% on S.T. </text:p>
          </table:table-cell>
          <table:table-cell office:value-type="float" office:value="173.32">
            <text:p>173.32</text:p>
          </table:table-cell>
        </table:table-row>
        <table:table-row table:style-name="ro1">
          <table:table-cell office:value-type="string">
            <text:p>208/05 </text:p>
          </table:table-cell>
          <table:table-cell office:value-type="string">
            <text:p>Being business development &amp; marketing charges for the month August 05 </text:p>
          </table:table-cell>
          <table:table-cell office:value-type="float" office:value="61088.93">
            <text:p>61088.93</text:p>
          </table:table-cell>
        </table:table-row>
        <table:table-row table:style-name="ro1">
          <table:table-cell office:value-type="string">
            <text:p>208/05 </text:p>
          </table:table-cell>
          <table:table-cell office:value-type="string">
            <text:p>Service Tax @ 10% </text:p>
          </table:table-cell>
          <table:table-cell office:value-type="float" office:value="6108.89">
            <text:p>6108.89</text:p>
          </table:table-cell>
        </table:table-row>
        <table:table-row table:style-name="ro1">
          <table:table-cell office:value-type="string">
            <text:p>208/05 </text:p>
          </table:table-cell>
          <table:table-cell office:value-type="string">
            <text:p>Education Cess @ 2% on S.T. </text:p>
          </table:table-cell>
          <table:table-cell office:value-type="float" office:value="122.18">
            <text:p>122.18</text:p>
          </table:table-cell>
        </table:table-row>
        <table:table-row table:style-name="ro1">
          <table:table-cell office:value-type="string">
            <text:p>212-05 </text:p>
          </table:table-cell>
          <table:table-cell office:value-type="string">
            <text:p>Being business development &amp; marketing charges for the month of October 05 </text:p>
          </table:table-cell>
          <table:table-cell office:value-type="float" office:value="86660.62">
            <text:p>86660.62</text:p>
          </table:table-cell>
        </table:table-row>
        <table:table-row table:style-name="ro1">
          <table:table-cell office:value-type="string">
            <text:p>212-05 </text:p>
          </table:table-cell>
          <table:table-cell office:value-type="string">
            <text:p>Service Tax @ 10% </text:p>
          </table:table-cell>
          <table:table-cell office:value-type="float" office:value="8666.06">
            <text:p>8666.06</text:p>
          </table:table-cell>
        </table:table-row>
        <table:table-row table:style-name="ro1">
          <table:table-cell office:value-type="string">
            <text:p>212-05 </text:p>
          </table:table-cell>
          <table:table-cell office:value-type="string">
            <text:p>Education Cess @ 2% on S.T. </text:p>
          </table:table-cell>
          <table:table-cell office:value-type="float" office:value="173.32">
            <text:p>173.32</text:p>
          </table:table-cell>
        </table:table-row>
        <table:table-row table:style-name="ro1">
          <table:table-cell office:value-type="string">
            <text:p>215-05 </text:p>
          </table:table-cell>
          <table:table-cell office:value-type="string">
            <text:p>Being business development &amp; marketing charges for the month of November 2005 </text:p>
          </table:table-cell>
          <table:table-cell office:value-type="float" office:value="61252.27">
            <text:p>61252.27</text:p>
          </table:table-cell>
        </table:table-row>
        <table:table-row table:style-name="ro1">
          <table:table-cell office:value-type="string">
            <text:p>215-05 </text:p>
          </table:table-cell>
          <table:table-cell office:value-type="string">
            <text:p>Service Tax @ 10% </text:p>
          </table:table-cell>
          <table:table-cell office:value-type="float" office:value="6125.23">
            <text:p>6125.23</text:p>
          </table:table-cell>
        </table:table-row>
        <table:table-row table:style-name="ro1">
          <table:table-cell office:value-type="string">
            <text:p>215-05 </text:p>
          </table:table-cell>
          <table:table-cell office:value-type="string">
            <text:p>Education Cess @ 2% on S.T. </text:p>
          </table:table-cell>
          <table:table-cell office:value-type="float" office:value="122.5">
            <text:p>122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Tahoma" svg:font-family="Tahoma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1">03/21/2007</text:date>, <text:time>22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3-21T22:48:44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80"/>
  </office:meta>
</office:document-meta>
</file>